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16pt" fo:font-weight="bol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6pt" fo:letter-spacing="normal" fo:font-style="normal" fo:font-weight="bol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1.1999998092651pt" fo:letter-spacing="normal" fo:font-style="normal" fo:font-weight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1.1999998092651pt" fo:letter-spacing="normal" fo:font-style="normal" fo:font-weight="bol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1.1999998092651pt" fo:letter-spacing="normal" fo:font-style="normal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22222" style:font-name="arial" fo:font-size="11.1999998092651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fo:color="#222222" style:font-name="arial" fo:letter-spacing="normal" fo:font-style="normal"/>
    </style:style>
    <style:style style:name="T2" style:family="text">
      <style:text-properties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roscope generator addition to Zodiac Calculator</text:span></text:p>
      <text:p text:style-name="P2"/>
      <text:p text:style-name="P2"/>
      <text:p text:style-name="P3"/>
      <text:p text:style-name="P3">Story 1: Compile Resources</text:p>
      <text:p text:style-name="P3"/>
      <text:p text:style-name="P5">Task 1: Source random horoscope cold readings.</text:p>
      <text:p text:style-name="P5"/>
      <text:p text:style-name="P5"/>
      <text:p text:style-name="P5"/>
      <text:p text:style-name="P3"/>
      <text:p text:style-name="P3">Story 2: <text:s/>Build Simple Function Structure</text:p>
      <text:p text:style-name="P3"/>
      <text:p text:style-name="P5">Task 1: Adjust HTML to include Horoscope section</text:p>
      <text:p text:style-name="P5"/>
      <text:p text:style-name="P5">Task 2: Style with CSS.</text:p>
      <text:p text:style-name="P5"/>
      <text:p text:style-name="P5">Task 3: Link to Javascript file. </text:p>
      <text:p text:style-name="P5"/>
      <text:p text:style-name="P5"/>
      <text:p text:style-name="P4"/>
      <text:p text:style-name="P3">Story 3: Code Javascript Function</text:p>
      <text:p text:style-name="P3"/>
      <text:p text:style-name="P5">Task 1: <text:s/>Setup horoscopes into an array. </text:p>
      <text:p text:style-name="P5"/>
      <text:p text:style-name="P5">Task 2: Pass a string through a functions parameter that Randomises the index value; </text:p>
      <text:p text:style-name="P5"/>
      <text:p text:style-name="P5">Task 3: Output to HTML when button is pressed.</text:p>
      <text:p text:style-name="P5"/>
      <text:p text:style-name="P5"/>
      <text:p text:style-name="P3"/>
      <text:p text:style-name="P3"/>
      <text:p text:style-name="P6"/>
      <text:p text:style-name="P5"/>
      <text:p text:style-name="P5"/>
      <text:p text:style-name="P3"/>
      <text:p text:style-name="P3"/>
      <text:p text:style-name="P3">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3882in" fo:margin-right="1.48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</meta:initial-creator>
    <meta:creation-date>2017-08-08T10:46:11</meta:creation-date>
    <dc:date>2017-08-11T16:55:01</dc:date>
    <meta:editing-duration>PT1H55M13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12" meta:word-count="77" meta:character-count="472"/>
  </office:meta>
</office:document-meta>
</file>